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5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C_Data_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rt of Dat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5" calcext:value-type="float">
            <text:p>40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5" calcext:value-type="float">
            <text:p>40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5" calcext:value-type="float">
            <text:p>40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5" calcext:value-type="float">
            <text:p>40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6" calcext:value-type="float">
            <text:p>409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5" calcext:value-type="float">
            <text:p>408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9" calcext:value-type="float">
            <text:p>40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9" calcext:value-type="float">
            <text:p>40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9" calcext:value-type="float">
            <text:p>40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9" calcext:value-type="float">
            <text:p>40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5" calcext:value-type="float">
            <text:p>40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5" calcext:value-type="float">
            <text:p>40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5" calcext:value-type="float">
            <text:p>40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5" calcext:value-type="float">
            <text:p>40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1" calcext:value-type="float">
            <text:p>408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1" calcext:value-type="float">
            <text:p>408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1" calcext:value-type="float">
            <text:p>408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1" calcext:value-type="float">
            <text:p>408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2" calcext:value-type="float">
            <text:p>409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2" calcext:value-type="float">
            <text:p>409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2" calcext:value-type="float">
            <text:p>409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2" calcext:value-type="float">
            <text:p>409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6" calcext:value-type="float">
            <text:p>409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6" calcext:value-type="float">
            <text:p>409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6" calcext:value-type="float">
            <text:p>409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6" calcext:value-type="float">
            <text:p>409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7" calcext:value-type="float">
            <text:p>40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8" calcext:value-type="float">
            <text:p>40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8" calcext:value-type="float">
            <text:p>40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8" calcext:value-type="float">
            <text:p>40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8" calcext:value-type="float">
            <text:p>40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9" calcext:value-type="float">
            <text:p>40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9" calcext:value-type="float">
            <text:p>40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9" calcext:value-type="float">
            <text:p>40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9" calcext:value-type="float">
            <text:p>40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8" calcext:value-type="float">
            <text:p>410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0" calcext:value-type="float">
            <text:p>411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5" calcext:value-type="float">
            <text:p>40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7" calcext:value-type="float">
            <text:p>41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7" calcext:value-type="float">
            <text:p>410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0" calcext:value-type="float">
            <text:p>410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4" calcext:value-type="float">
            <text:p>410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4" calcext:value-type="float">
            <text:p>410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4" calcext:value-type="float">
            <text:p>410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4" calcext:value-type="float">
            <text:p>410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5" calcext:value-type="float">
            <text:p>410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3" calcext:value-type="float">
            <text:p>410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9" calcext:value-type="float">
            <text:p>409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9" calcext:value-type="float">
            <text:p>410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6" calcext:value-type="float">
            <text:p>41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6" calcext:value-type="float">
            <text:p>410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6" calcext:value-type="float">
            <text:p>41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6" calcext:value-type="float">
            <text:p>410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7" calcext:value-type="float">
            <text:p>40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7" calcext:value-type="float">
            <text:p>40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7" calcext:value-type="float">
            <text:p>40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7" calcext:value-type="float">
            <text:p>40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2" calcext:value-type="float">
            <text:p>41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7" calcext:value-type="float">
            <text:p>412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7" calcext:value-type="float">
            <text:p>412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0" calcext:value-type="float">
            <text:p>412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8" calcext:value-type="float">
            <text:p>41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8" calcext:value-type="float">
            <text:p>412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1" calcext:value-type="float">
            <text:p>412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0" calcext:value-type="float">
            <text:p>412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2" calcext:value-type="float">
            <text:p>41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2" calcext:value-type="float">
            <text:p>41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2" calcext:value-type="float">
            <text:p>41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2" calcext:value-type="float">
            <text:p>412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5" calcext:value-type="float">
            <text:p>411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3" calcext:value-type="float">
            <text:p>412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0" calcext:value-type="float">
            <text:p>41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2" calcext:value-type="float">
            <text:p>41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9" calcext:value-type="float">
            <text:p>41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9" calcext:value-type="float">
            <text:p>41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9" calcext:value-type="float">
            <text:p>41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9" calcext:value-type="float">
            <text:p>413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6" calcext:value-type="float">
            <text:p>413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7" calcext:value-type="float">
            <text:p>41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0" calcext:value-type="float">
            <text:p>41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3" calcext:value-type="float">
            <text:p>41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9" calcext:value-type="float">
            <text:p>41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9" calcext:value-type="float">
            <text:p>41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9" calcext:value-type="float">
            <text:p>41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9" calcext:value-type="float">
            <text:p>41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0" calcext:value-type="float">
            <text:p>41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0" calcext:value-type="float">
            <text:p>414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8" calcext:value-type="float">
            <text:p>414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3" calcext:value-type="float">
            <text:p>414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3" calcext:value-type="float">
            <text:p>414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3" calcext:value-type="float">
            <text:p>414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3" calcext:value-type="float">
            <text:p>414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7" calcext:value-type="float">
            <text:p>41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8" calcext:value-type="float">
            <text:p>414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8" calcext:value-type="float">
            <text:p>414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8" calcext:value-type="float">
            <text:p>414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8" calcext:value-type="float">
            <text:p>414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4" calcext:value-type="float">
            <text:p>41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9" calcext:value-type="float">
            <text:p>414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9" calcext:value-type="float">
            <text:p>414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9" calcext:value-type="float">
            <text:p>414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9" calcext:value-type="float">
            <text:p>414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1" calcext:value-type="float">
            <text:p>414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1" calcext:value-type="float">
            <text:p>41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1" calcext:value-type="float">
            <text:p>41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1" calcext:value-type="float">
            <text:p>41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1" calcext:value-type="float">
            <text:p>41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7" calcext:value-type="float">
            <text:p>41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7" calcext:value-type="float">
            <text:p>41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7" calcext:value-type="float">
            <text:p>41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7" calcext:value-type="float">
            <text:p>41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4" calcext:value-type="float">
            <text:p>415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5" calcext:value-type="float">
            <text:p>41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5" calcext:value-type="float">
            <text:p>41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5" calcext:value-type="float">
            <text:p>41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95" calcext:value-type="float">
            <text:p>41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7" calcext:value-type="float">
            <text:p>414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40" calcext:value-type="float">
            <text:p>41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8" calcext:value-type="float">
            <text:p>415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8" calcext:value-type="float">
            <text:p>415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8" calcext:value-type="float">
            <text:p>415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8" calcext:value-type="float">
            <text:p>415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7" calcext:value-type="float">
            <text:p>414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9" calcext:value-type="float">
            <text:p>415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9" calcext:value-type="float">
            <text:p>415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9" calcext:value-type="float">
            <text:p>415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69" calcext:value-type="float">
            <text:p>415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2" calcext:value-type="float">
            <text:p>41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2" calcext:value-type="float">
            <text:p>41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2" calcext:value-type="float">
            <text:p>41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92" calcext:value-type="float">
            <text:p>415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6" calcext:value-type="float">
            <text:p>415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6" calcext:value-type="float">
            <text:p>415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6" calcext:value-type="float">
            <text:p>415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6" calcext:value-type="float">
            <text:p>415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7" calcext:value-type="float">
            <text:p>41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7" calcext:value-type="float">
            <text:p>41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7" calcext:value-type="float">
            <text:p>41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7" calcext:value-type="float">
            <text:p>41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5" calcext:value-type="float">
            <text:p>41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9" calcext:value-type="float">
            <text:p>41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9" calcext:value-type="float">
            <text:p>41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9" calcext:value-type="float">
            <text:p>41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9" calcext:value-type="float">
            <text:p>41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5" calcext:value-type="float">
            <text:p>416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5" calcext:value-type="float">
            <text:p>416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5" calcext:value-type="float">
            <text:p>416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5" calcext:value-type="float">
            <text:p>416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9" calcext:value-type="float">
            <text:p>416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9" calcext:value-type="float">
            <text:p>416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9" calcext:value-type="float">
            <text:p>416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9" calcext:value-type="float">
            <text:p>416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3" calcext:value-type="float">
            <text:p>41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3" calcext:value-type="float">
            <text:p>41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3" calcext:value-type="float">
            <text:p>41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3" calcext:value-type="float">
            <text:p>41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2" calcext:value-type="float">
            <text:p>41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2" calcext:value-type="float">
            <text:p>41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2" calcext:value-type="float">
            <text:p>41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2" calcext:value-type="float">
            <text:p>417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3" calcext:value-type="float">
            <text:p>417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9" calcext:value-type="float">
            <text:p>41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9" calcext:value-type="float">
            <text:p>41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9" calcext:value-type="float">
            <text:p>41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19" calcext:value-type="float">
            <text:p>41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5" calcext:value-type="float">
            <text:p>41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5" calcext:value-type="float">
            <text:p>41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5" calcext:value-type="float">
            <text:p>41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5" calcext:value-type="float">
            <text:p>41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2" calcext:value-type="float">
            <text:p>41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2" calcext:value-type="float">
            <text:p>41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2" calcext:value-type="float">
            <text:p>41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52" calcext:value-type="float">
            <text:p>41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5" calcext:value-type="float">
            <text:p>41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5" calcext:value-type="float">
            <text:p>41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5" calcext:value-type="float">
            <text:p>41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5" calcext:value-type="float">
            <text:p>417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6" calcext:value-type="float">
            <text:p>418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4" calcext:value-type="float">
            <text:p>41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4" calcext:value-type="float">
            <text:p>41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4" calcext:value-type="float">
            <text:p>41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4" calcext:value-type="float">
            <text:p>41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0" calcext:value-type="float">
            <text:p>417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0" calcext:value-type="float">
            <text:p>417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0" calcext:value-type="float">
            <text:p>417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90" calcext:value-type="float">
            <text:p>417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0" calcext:value-type="float">
            <text:p>418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0" calcext:value-type="float">
            <text:p>418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0" calcext:value-type="float">
            <text:p>418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0" calcext:value-type="float">
            <text:p>418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7" calcext:value-type="float">
            <text:p>41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7" calcext:value-type="float">
            <text:p>41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7" calcext:value-type="float">
            <text:p>41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7" calcext:value-type="float">
            <text:p>419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7" calcext:value-type="float">
            <text:p>418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7" calcext:value-type="float">
            <text:p>418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7" calcext:value-type="float">
            <text:p>418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7" calcext:value-type="float">
            <text:p>418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7" calcext:value-type="float">
            <text:p>41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7" calcext:value-type="float">
            <text:p>41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7" calcext:value-type="float">
            <text:p>41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17" calcext:value-type="float">
            <text:p>418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2" calcext:value-type="float">
            <text:p>41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2" calcext:value-type="float">
            <text:p>41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2" calcext:value-type="float">
            <text:p>41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2" calcext:value-type="float">
            <text:p>419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2" calcext:value-type="float">
            <text:p>41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2" calcext:value-type="float">
            <text:p>41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2" calcext:value-type="float">
            <text:p>41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2" calcext:value-type="float">
            <text:p>419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9" calcext:value-type="float">
            <text:p>41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9" calcext:value-type="float">
            <text:p>41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9" calcext:value-type="float">
            <text:p>41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9" calcext:value-type="float">
            <text:p>41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8" calcext:value-type="float">
            <text:p>41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1" calcext:value-type="float">
            <text:p>41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1" calcext:value-type="float">
            <text:p>41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1" calcext:value-type="float">
            <text:p>41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61" calcext:value-type="float">
            <text:p>419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54" calcext:value-type="float">
            <text:p>418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54" calcext:value-type="float">
            <text:p>418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54" calcext:value-type="float">
            <text:p>418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54" calcext:value-type="float">
            <text:p>418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55" calcext:value-type="float">
            <text:p>41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1" calcext:value-type="float">
            <text:p>42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1" calcext:value-type="float">
            <text:p>42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1" calcext:value-type="float">
            <text:p>42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1" calcext:value-type="float">
            <text:p>42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5" calcext:value-type="float">
            <text:p>41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5" calcext:value-type="float">
            <text:p>41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5" calcext:value-type="float">
            <text:p>41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5" calcext:value-type="float">
            <text:p>41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6" calcext:value-type="float">
            <text:p>42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6" calcext:value-type="float">
            <text:p>42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6" calcext:value-type="float">
            <text:p>42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6" calcext:value-type="float">
            <text:p>420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31" calcext:value-type="float">
            <text:p>42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9" calcext:value-type="float">
            <text:p>419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9" calcext:value-type="float">
            <text:p>419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9" calcext:value-type="float">
            <text:p>419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9" calcext:value-type="float">
            <text:p>419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9" calcext:value-type="float">
            <text:p>42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9" calcext:value-type="float">
            <text:p>42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9" calcext:value-type="float">
            <text:p>42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9" calcext:value-type="float">
            <text:p>42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2" calcext:value-type="float">
            <text:p>42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2" calcext:value-type="float">
            <text:p>42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2" calcext:value-type="float">
            <text:p>42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2" calcext:value-type="float">
            <text:p>42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8" calcext:value-type="float">
            <text:p>41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8" calcext:value-type="float">
            <text:p>41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8" calcext:value-type="float">
            <text:p>41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98" calcext:value-type="float">
            <text:p>41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1" calcext:value-type="float">
            <text:p>42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4" calcext:value-type="float">
            <text:p>42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4" calcext:value-type="float">
            <text:p>42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4" calcext:value-type="float">
            <text:p>42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4" calcext:value-type="float">
            <text:p>42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7" calcext:value-type="float">
            <text:p>42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7" calcext:value-type="float">
            <text:p>42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7" calcext:value-type="float">
            <text:p>42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7" calcext:value-type="float">
            <text:p>420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3" calcext:value-type="float">
            <text:p>42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3" calcext:value-type="float">
            <text:p>42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3" calcext:value-type="float">
            <text:p>42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3" calcext:value-type="float">
            <text:p>42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2" calcext:value-type="float">
            <text:p>420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3" calcext:value-type="float">
            <text:p>42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3" calcext:value-type="float">
            <text:p>42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3" calcext:value-type="float">
            <text:p>42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3" calcext:value-type="float">
            <text:p>42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5" calcext:value-type="float">
            <text:p>42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5" calcext:value-type="float">
            <text:p>42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5" calcext:value-type="float">
            <text:p>42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95" calcext:value-type="float">
            <text:p>42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70" calcext:value-type="float">
            <text:p>420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7" calcext:value-type="float">
            <text:p>42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6" calcext:value-type="float">
            <text:p>42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6" calcext:value-type="float">
            <text:p>42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6" calcext:value-type="float">
            <text:p>42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6" calcext:value-type="float">
            <text:p>420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5" calcext:value-type="float">
            <text:p>42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5" calcext:value-type="float">
            <text:p>42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5" calcext:value-type="float">
            <text:p>42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55" calcext:value-type="float">
            <text:p>420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8" calcext:value-type="float">
            <text:p>42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8" calcext:value-type="float">
            <text:p>42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8" calcext:value-type="float">
            <text:p>42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8" calcext:value-type="float">
            <text:p>42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7" calcext:value-type="float">
            <text:p>42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7" calcext:value-type="float">
            <text:p>42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7" calcext:value-type="float">
            <text:p>42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7" calcext:value-type="float">
            <text:p>42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9" calcext:value-type="float">
            <text:p>42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9" calcext:value-type="float">
            <text:p>42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9" calcext:value-type="float">
            <text:p>42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89" calcext:value-type="float">
            <text:p>42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70" calcext:value-type="float">
            <text:p>42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70" calcext:value-type="float">
            <text:p>42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70" calcext:value-type="float">
            <text:p>42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70" calcext:value-type="float">
            <text:p>42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5" calcext:value-type="float">
            <text:p>42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5" calcext:value-type="float">
            <text:p>42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5" calcext:value-type="float">
            <text:p>42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5" calcext:value-type="float">
            <text:p>42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6" calcext:value-type="float">
            <text:p>42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6" calcext:value-type="float">
            <text:p>42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6" calcext:value-type="float">
            <text:p>42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6" calcext:value-type="float">
            <text:p>42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84" calcext:value-type="float">
            <text:p>42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0" calcext:value-type="float">
            <text:p>42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3" calcext:value-type="float">
            <text:p>42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1" calcext:value-type="float">
            <text:p>42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1" calcext:value-type="float">
            <text:p>42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1" calcext:value-type="float">
            <text:p>42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71" calcext:value-type="float">
            <text:p>42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5" calcext:value-type="float">
            <text:p>42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5" calcext:value-type="float">
            <text:p>42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5" calcext:value-type="float">
            <text:p>42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5" calcext:value-type="float">
            <text:p>423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0" calcext:value-type="float">
            <text:p>423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0" calcext:value-type="float">
            <text:p>423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0" calcext:value-type="float">
            <text:p>423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0" calcext:value-type="float">
            <text:p>423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79" calcext:value-type="float">
            <text:p>423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5" calcext:value-type="float">
            <text:p>42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5" calcext:value-type="float">
            <text:p>42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5" calcext:value-type="float">
            <text:p>42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5" calcext:value-type="float">
            <text:p>42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5" calcext:value-type="float">
            <text:p>425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5" calcext:value-type="float">
            <text:p>425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5" calcext:value-type="float">
            <text:p>425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5" calcext:value-type="float">
            <text:p>425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3" calcext:value-type="float">
            <text:p>42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3" calcext:value-type="float">
            <text:p>42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3" calcext:value-type="float">
            <text:p>42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3" calcext:value-type="float">
            <text:p>425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40" calcext:value-type="float">
            <text:p>42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40" calcext:value-type="float">
            <text:p>42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40" calcext:value-type="float">
            <text:p>42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40" calcext:value-type="float">
            <text:p>425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28" calcext:value-type="float">
            <text:p>42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28" calcext:value-type="float">
            <text:p>42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28" calcext:value-type="float">
            <text:p>42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28" calcext:value-type="float">
            <text:p>42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7" calcext:value-type="float">
            <text:p>42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7" calcext:value-type="float">
            <text:p>42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7" calcext:value-type="float">
            <text:p>42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87" calcext:value-type="float">
            <text:p>425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9" calcext:value-type="float">
            <text:p>42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9" calcext:value-type="float">
            <text:p>42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9" calcext:value-type="float">
            <text:p>42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79" calcext:value-type="float">
            <text:p>425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0" calcext:value-type="float">
            <text:p>425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0" calcext:value-type="float">
            <text:p>425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0" calcext:value-type="float">
            <text:p>425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60" calcext:value-type="float">
            <text:p>425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19" calcext:value-type="float">
            <text:p>42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8" calcext:value-type="float">
            <text:p>42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8" calcext:value-type="float">
            <text:p>42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8" calcext:value-type="float">
            <text:p>42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8" calcext:value-type="float">
            <text:p>426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30" calcext:value-type="float">
            <text:p>426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0" calcext:value-type="float">
            <text:p>42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8" calcext:value-type="float">
            <text:p>42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70" calcext:value-type="float">
            <text:p>426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89" calcext:value-type="float">
            <text:p>426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89" calcext:value-type="float">
            <text:p>426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89" calcext:value-type="float">
            <text:p>426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89" calcext:value-type="float">
            <text:p>426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9" calcext:value-type="float">
            <text:p>42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8" calcext:value-type="float">
            <text:p>427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8" calcext:value-type="float">
            <text:p>427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8" calcext:value-type="float">
            <text:p>427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8" calcext:value-type="float">
            <text:p>427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9" calcext:value-type="float">
            <text:p>42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9" calcext:value-type="float">
            <text:p>42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9" calcext:value-type="float">
            <text:p>42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9" calcext:value-type="float">
            <text:p>42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50" calcext:value-type="float">
            <text:p>427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6" calcext:value-type="float">
            <text:p>42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6" calcext:value-type="float">
            <text:p>42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6" calcext:value-type="float">
            <text:p>42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86" calcext:value-type="float">
            <text:p>427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7" calcext:value-type="float">
            <text:p>42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7" calcext:value-type="float">
            <text:p>42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7" calcext:value-type="float">
            <text:p>42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7" calcext:value-type="float">
            <text:p>428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1" calcext:value-type="float">
            <text:p>428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1" calcext:value-type="float">
            <text:p>428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1" calcext:value-type="float">
            <text:p>428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01" calcext:value-type="float">
            <text:p>428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24" calcext:value-type="float">
            <text:p>428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7" calcext:value-type="float">
            <text:p>42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7" calcext:value-type="float">
            <text:p>42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7" calcext:value-type="float">
            <text:p>42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17" calcext:value-type="float">
            <text:p>427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5" calcext:value-type="float">
            <text:p>42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5" calcext:value-type="float">
            <text:p>42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5" calcext:value-type="float">
            <text:p>42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65" calcext:value-type="float">
            <text:p>42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4" calcext:value-type="float">
            <text:p>42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4" calcext:value-type="float">
            <text:p>42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4" calcext:value-type="float">
            <text:p>42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44" calcext:value-type="float">
            <text:p>42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4" calcext:value-type="float">
            <text:p>42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4" calcext:value-type="float">
            <text:p>42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4" calcext:value-type="float">
            <text:p>42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4" calcext:value-type="float">
            <text:p>42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5" calcext:value-type="float">
            <text:p>42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5" calcext:value-type="float">
            <text:p>42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5" calcext:value-type="float">
            <text:p>42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5" calcext:value-type="float">
            <text:p>42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0" calcext:value-type="float">
            <text:p>428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0" calcext:value-type="float">
            <text:p>428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0" calcext:value-type="float">
            <text:p>428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0" calcext:value-type="float">
            <text:p>428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1" calcext:value-type="float">
            <text:p>42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1" calcext:value-type="float">
            <text:p>42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1" calcext:value-type="float">
            <text:p>42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11" calcext:value-type="float">
            <text:p>428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9" calcext:value-type="float">
            <text:p>42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9" calcext:value-type="float">
            <text:p>42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9" calcext:value-type="float">
            <text:p>42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89" calcext:value-type="float">
            <text:p>42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5" calcext:value-type="float">
            <text:p>429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5" calcext:value-type="float">
            <text:p>42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5" calcext:value-type="float">
            <text:p>42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5" calcext:value-type="float">
            <text:p>42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5" calcext:value-type="float">
            <text:p>429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5" calcext:value-type="float">
            <text:p>42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5" calcext:value-type="float">
            <text:p>42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5" calcext:value-type="float">
            <text:p>42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5" calcext:value-type="float">
            <text:p>429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4" calcext:value-type="float">
            <text:p>42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4" calcext:value-type="float">
            <text:p>42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4" calcext:value-type="float">
            <text:p>42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4" calcext:value-type="float">
            <text:p>42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3" calcext:value-type="float">
            <text:p>42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3" calcext:value-type="float">
            <text:p>42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3" calcext:value-type="float">
            <text:p>42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43" calcext:value-type="float">
            <text:p>42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87" calcext:value-type="float">
            <text:p>42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87" calcext:value-type="float">
            <text:p>42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87" calcext:value-type="float">
            <text:p>42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87" calcext:value-type="float">
            <text:p>429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9" calcext:value-type="float">
            <text:p>42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9" calcext:value-type="float">
            <text:p>42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9" calcext:value-type="float">
            <text:p>42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59" calcext:value-type="float">
            <text:p>429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9" calcext:value-type="float">
            <text:p>43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1" calcext:value-type="float">
            <text:p>42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1" calcext:value-type="float">
            <text:p>42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1" calcext:value-type="float">
            <text:p>42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91" calcext:value-type="float">
            <text:p>42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58" calcext:value-type="float">
            <text:p>43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2" calcext:value-type="float">
            <text:p>42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2" calcext:value-type="float">
            <text:p>42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2" calcext:value-type="float">
            <text:p>42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922" calcext:value-type="float">
            <text:p>42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2" calcext:value-type="float">
            <text:p>43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76" calcext:value-type="float">
            <text:p>43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6" calcext:value-type="float">
            <text:p>43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6" calcext:value-type="float">
            <text:p>43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6" calcext:value-type="float">
            <text:p>43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6" calcext:value-type="float">
            <text:p>430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5" calcext:value-type="float">
            <text:p>43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5" calcext:value-type="float">
            <text:p>43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5" calcext:value-type="float">
            <text:p>43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95" calcext:value-type="float">
            <text:p>43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9" calcext:value-type="float">
            <text:p>43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9" calcext:value-type="float">
            <text:p>43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9" calcext:value-type="float">
            <text:p>43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89" calcext:value-type="float">
            <text:p>43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19" calcext:value-type="float">
            <text:p>43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2" calcext:value-type="float">
            <text:p>43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2" calcext:value-type="float">
            <text:p>43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2" calcext:value-type="float">
            <text:p>43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2" calcext:value-type="float">
            <text:p>43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9" calcext:value-type="float">
            <text:p>43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79" calcext:value-type="float">
            <text:p>43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8" calcext:value-type="float">
            <text:p>43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8" calcext:value-type="float">
            <text:p>43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8" calcext:value-type="float">
            <text:p>43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88" calcext:value-type="float">
            <text:p>43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9" calcext:value-type="float">
            <text:p>43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9" calcext:value-type="float">
            <text:p>43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9" calcext:value-type="float">
            <text:p>43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59" calcext:value-type="float">
            <text:p>43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2" calcext:value-type="float">
            <text:p>43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2" calcext:value-type="float">
            <text:p>43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2" calcext:value-type="float">
            <text:p>43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72" calcext:value-type="float">
            <text:p>43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90" calcext:value-type="float">
            <text:p>432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37" calcext:value-type="float">
            <text:p>433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9" calcext:value-type="float">
            <text:p>43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9" calcext:value-type="float">
            <text:p>43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9" calcext:value-type="float">
            <text:p>43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49" calcext:value-type="float">
            <text:p>43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9" calcext:value-type="float">
            <text:p>43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9" calcext:value-type="float">
            <text:p>43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9" calcext:value-type="float">
            <text:p>43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259" calcext:value-type="float">
            <text:p>43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7" calcext:value-type="float">
            <text:p>43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7" calcext:value-type="float">
            <text:p>43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7" calcext:value-type="float">
            <text:p>43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87" calcext:value-type="float">
            <text:p>433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3" calcext:value-type="float">
            <text:p>43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3" calcext:value-type="float">
            <text:p>43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3" calcext:value-type="float">
            <text:p>43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3" calcext:value-type="float">
            <text:p>43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2" calcext:value-type="float">
            <text:p>434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7" calcext:value-type="float">
            <text:p>43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7" calcext:value-type="float">
            <text:p>43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7" calcext:value-type="float">
            <text:p>43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7" calcext:value-type="float">
            <text:p>43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8" calcext:value-type="float">
            <text:p>43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8" calcext:value-type="float">
            <text:p>43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8" calcext:value-type="float">
            <text:p>43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8" calcext:value-type="float">
            <text:p>43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7" calcext:value-type="float">
            <text:p>43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7" calcext:value-type="float">
            <text:p>43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7" calcext:value-type="float">
            <text:p>43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7" calcext:value-type="float">
            <text:p>43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8" calcext:value-type="float">
            <text:p>43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8" calcext:value-type="float">
            <text:p>43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8" calcext:value-type="float">
            <text:p>43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8" calcext:value-type="float">
            <text:p>43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9" calcext:value-type="float">
            <text:p>43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9" calcext:value-type="float">
            <text:p>43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9" calcext:value-type="float">
            <text:p>43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9" calcext:value-type="float">
            <text:p>434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9" calcext:value-type="float">
            <text:p>43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9" calcext:value-type="float">
            <text:p>43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9" calcext:value-type="float">
            <text:p>43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19" calcext:value-type="float">
            <text:p>434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7" calcext:value-type="float">
            <text:p>43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7" calcext:value-type="float">
            <text:p>43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7" calcext:value-type="float">
            <text:p>43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7" calcext:value-type="float">
            <text:p>43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6" calcext:value-type="float">
            <text:p>43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6" calcext:value-type="float">
            <text:p>43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6" calcext:value-type="float">
            <text:p>43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6" calcext:value-type="float">
            <text:p>43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5" calcext:value-type="float">
            <text:p>43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5" calcext:value-type="float">
            <text:p>43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5" calcext:value-type="float">
            <text:p>43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85" calcext:value-type="float">
            <text:p>434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8" calcext:value-type="float">
            <text:p>434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7" calcext:value-type="float">
            <text:p>434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2" calcext:value-type="float">
            <text:p>434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2" calcext:value-type="float">
            <text:p>434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2" calcext:value-type="float">
            <text:p>434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72" calcext:value-type="float">
            <text:p>434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4" calcext:value-type="float">
            <text:p>43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4" calcext:value-type="float">
            <text:p>43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4" calcext:value-type="float">
            <text:p>43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94" calcext:value-type="float">
            <text:p>43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5" calcext:value-type="float">
            <text:p>43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5" calcext:value-type="float">
            <text:p>43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5" calcext:value-type="float">
            <text:p>43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5" calcext:value-type="float">
            <text:p>434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5" calcext:value-type="float">
            <text:p>43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5" calcext:value-type="float">
            <text:p>43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5" calcext:value-type="float">
            <text:p>43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5" calcext:value-type="float">
            <text:p>43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1" calcext:value-type="float">
            <text:p>434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1" calcext:value-type="float">
            <text:p>43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1" calcext:value-type="float">
            <text:p>43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1" calcext:value-type="float">
            <text:p>43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01" calcext:value-type="float">
            <text:p>43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8" calcext:value-type="float">
            <text:p>43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8" calcext:value-type="float">
            <text:p>43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8" calcext:value-type="float">
            <text:p>43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98" calcext:value-type="float">
            <text:p>434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8" calcext:value-type="float">
            <text:p>435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8" calcext:value-type="float">
            <text:p>435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8" calcext:value-type="float">
            <text:p>435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58" calcext:value-type="float">
            <text:p>435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8" calcext:value-type="float">
            <text:p>43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8" calcext:value-type="float">
            <text:p>43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8" calcext:value-type="float">
            <text:p>43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8" calcext:value-type="float">
            <text:p>435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9" calcext:value-type="float">
            <text:p>43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9" calcext:value-type="float">
            <text:p>43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9" calcext:value-type="float">
            <text:p>43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9" calcext:value-type="float">
            <text:p>43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17" calcext:value-type="float">
            <text:p>43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71" calcext:value-type="float">
            <text:p>43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71" calcext:value-type="float">
            <text:p>43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71" calcext:value-type="float">
            <text:p>43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71" calcext:value-type="float">
            <text:p>435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50" calcext:value-type="float">
            <text:p>43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3" calcext:value-type="float">
            <text:p>43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3" calcext:value-type="float">
            <text:p>43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3" calcext:value-type="float">
            <text:p>43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93" calcext:value-type="float">
            <text:p>43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3" calcext:value-type="float">
            <text:p>43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3" calcext:value-type="float">
            <text:p>43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3" calcext:value-type="float">
            <text:p>43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83" calcext:value-type="float">
            <text:p>43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5" calcext:value-type="float">
            <text:p>43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9" calcext:value-type="float">
            <text:p>43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9" calcext:value-type="float">
            <text:p>43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9" calcext:value-type="float">
            <text:p>43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9" calcext:value-type="float">
            <text:p>437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83" calcext:value-type="float">
            <text:p>43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32" calcext:value-type="float">
            <text:p>43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1" calcext:value-type="float">
            <text:p>43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1" calcext:value-type="float">
            <text:p>43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1" calcext:value-type="float">
            <text:p>43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1" calcext:value-type="float">
            <text:p>43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3" calcext:value-type="float">
            <text:p>43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3" calcext:value-type="float">
            <text:p>43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3" calcext:value-type="float">
            <text:p>43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13" calcext:value-type="float">
            <text:p>438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8" calcext:value-type="float">
            <text:p>43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8" calcext:value-type="float">
            <text:p>43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8" calcext:value-type="float">
            <text:p>43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98" calcext:value-type="float">
            <text:p>437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8" calcext:value-type="float">
            <text:p>43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8" calcext:value-type="float">
            <text:p>43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8" calcext:value-type="float">
            <text:p>43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778" calcext:value-type="float">
            <text:p>43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5" calcext:value-type="float">
            <text:p>43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5" calcext:value-type="float">
            <text:p>43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5" calcext:value-type="float">
            <text:p>43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55" calcext:value-type="float">
            <text:p>43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2" calcext:value-type="float">
            <text:p>43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2" calcext:value-type="float">
            <text:p>43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2" calcext:value-type="float">
            <text:p>43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2" calcext:value-type="float">
            <text:p>438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7" calcext:value-type="float">
            <text:p>438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7" calcext:value-type="float">
            <text:p>438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7" calcext:value-type="float">
            <text:p>438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7" calcext:value-type="float">
            <text:p>438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8" calcext:value-type="float">
            <text:p>43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8" calcext:value-type="float">
            <text:p>43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8" calcext:value-type="float">
            <text:p>43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68" calcext:value-type="float">
            <text:p>438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3" calcext:value-type="float">
            <text:p>43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3" calcext:value-type="float">
            <text:p>43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3" calcext:value-type="float">
            <text:p>43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73" calcext:value-type="float">
            <text:p>438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4" calcext:value-type="float">
            <text:p>43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4" calcext:value-type="float">
            <text:p>43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4" calcext:value-type="float">
            <text:p>43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4" calcext:value-type="float">
            <text:p>438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8" calcext:value-type="float">
            <text:p>43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8" calcext:value-type="float">
            <text:p>43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8" calcext:value-type="float">
            <text:p>43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8" calcext:value-type="float">
            <text:p>43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1" calcext:value-type="float">
            <text:p>43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1" calcext:value-type="float">
            <text:p>43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1" calcext:value-type="float">
            <text:p>43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1" calcext:value-type="float">
            <text:p>439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5" calcext:value-type="float">
            <text:p>43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5" calcext:value-type="float">
            <text:p>43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5" calcext:value-type="float">
            <text:p>43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5" calcext:value-type="float">
            <text:p>439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4" calcext:value-type="float">
            <text:p>439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4" calcext:value-type="float">
            <text:p>439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4" calcext:value-type="float">
            <text:p>439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4" calcext:value-type="float">
            <text:p>439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39" calcext:value-type="float">
            <text:p>439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1" calcext:value-type="float">
            <text:p>439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1" calcext:value-type="float">
            <text:p>439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1" calcext:value-type="float">
            <text:p>439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01" calcext:value-type="float">
            <text:p>439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7" calcext:value-type="float">
            <text:p>439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7" calcext:value-type="float">
            <text:p>439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7" calcext:value-type="float">
            <text:p>439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7" calcext:value-type="float">
            <text:p>439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1" calcext:value-type="float">
            <text:p>43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1" calcext:value-type="float">
            <text:p>43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1" calcext:value-type="float">
            <text:p>43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1" calcext:value-type="float">
            <text:p>43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5" calcext:value-type="float">
            <text:p>43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1" calcext:value-type="float">
            <text:p>43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1" calcext:value-type="float">
            <text:p>43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1" calcext:value-type="float">
            <text:p>43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1" calcext:value-type="float">
            <text:p>439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6" calcext:value-type="float">
            <text:p>43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6" calcext:value-type="float">
            <text:p>43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6" calcext:value-type="float">
            <text:p>43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96" calcext:value-type="float">
            <text:p>438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8" calcext:value-type="float">
            <text:p>43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8" calcext:value-type="float">
            <text:p>43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8" calcext:value-type="float">
            <text:p>43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8" calcext:value-type="float">
            <text:p>43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2" calcext:value-type="float">
            <text:p>43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2" calcext:value-type="float">
            <text:p>43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2" calcext:value-type="float">
            <text:p>43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82" calcext:value-type="float">
            <text:p>43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79" calcext:value-type="float">
            <text:p>43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44" calcext:value-type="float">
            <text:p>43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44" calcext:value-type="float">
            <text:p>43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44" calcext:value-type="float">
            <text:p>43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44" calcext:value-type="float">
            <text:p>439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50" calcext:value-type="float">
            <text:p>439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98" calcext:value-type="float">
            <text:p>439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4" calcext:value-type="float">
            <text:p>440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4" calcext:value-type="float">
            <text:p>440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1" calcext:value-type="float">
            <text:p>44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7" calcext:value-type="float">
            <text:p>439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7" calcext:value-type="float">
            <text:p>439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7" calcext:value-type="float">
            <text:p>439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67" calcext:value-type="float">
            <text:p>439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16" calcext:value-type="float">
            <text:p>44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5" calcext:value-type="float">
            <text:p>44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5" calcext:value-type="float">
            <text:p>44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5" calcext:value-type="float">
            <text:p>44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5" calcext:value-type="float">
            <text:p>44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8" calcext:value-type="float">
            <text:p>44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07" calcext:value-type="float">
            <text:p>440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8" calcext:value-type="float">
            <text:p>44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3" calcext:value-type="float">
            <text:p>44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7" calcext:value-type="float">
            <text:p>44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8" calcext:value-type="float">
            <text:p>44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8" calcext:value-type="float">
            <text:p>44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8" calcext:value-type="float">
            <text:p>44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58" calcext:value-type="float">
            <text:p>44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1" calcext:value-type="float">
            <text:p>44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6" calcext:value-type="float">
            <text:p>44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7" calcext:value-type="float">
            <text:p>44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7" calcext:value-type="float">
            <text:p>44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7" calcext:value-type="float">
            <text:p>44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7" calcext:value-type="float">
            <text:p>44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5" calcext:value-type="float">
            <text:p>44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4" calcext:value-type="float">
            <text:p>44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4" calcext:value-type="float">
            <text:p>44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4" calcext:value-type="float">
            <text:p>44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4" calcext:value-type="float">
            <text:p>44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8" calcext:value-type="float">
            <text:p>44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8" calcext:value-type="float">
            <text:p>44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8" calcext:value-type="float">
            <text:p>44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8" calcext:value-type="float">
            <text:p>44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22" calcext:value-type="float">
            <text:p>44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7" calcext:value-type="float">
            <text:p>44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7" calcext:value-type="float">
            <text:p>44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7" calcext:value-type="float">
            <text:p>44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27" calcext:value-type="float">
            <text:p>44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89" calcext:value-type="float">
            <text:p>44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89" calcext:value-type="float">
            <text:p>44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89" calcext:value-type="float">
            <text:p>44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89" calcext:value-type="float">
            <text:p>44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73" calcext:value-type="float">
            <text:p>44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2" calcext:value-type="float">
            <text:p>44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2" calcext:value-type="float">
            <text:p>44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2" calcext:value-type="float">
            <text:p>44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92" calcext:value-type="float">
            <text:p>44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4" calcext:value-type="float">
            <text:p>44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4" calcext:value-type="float">
            <text:p>44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4" calcext:value-type="float">
            <text:p>44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64" calcext:value-type="float">
            <text:p>44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41" calcext:value-type="float">
            <text:p>44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2" calcext:value-type="float">
            <text:p>44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2" calcext:value-type="float">
            <text:p>44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2" calcext:value-type="float">
            <text:p>44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2" calcext:value-type="float">
            <text:p>44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19" calcext:value-type="float">
            <text:p>44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9" calcext:value-type="float">
            <text:p>44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9" calcext:value-type="float">
            <text:p>44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9" calcext:value-type="float">
            <text:p>44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9" calcext:value-type="float">
            <text:p>44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1" calcext:value-type="float">
            <text:p>44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1" calcext:value-type="float">
            <text:p>44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1" calcext:value-type="float">
            <text:p>44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81" calcext:value-type="float">
            <text:p>44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04" calcext:value-type="float">
            <text:p>44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20" calcext:value-type="float">
            <text:p>44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98" calcext:value-type="float">
            <text:p>44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98" calcext:value-type="float">
            <text:p>44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98" calcext:value-type="float">
            <text:p>44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98" calcext:value-type="float">
            <text:p>44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50" calcext:value-type="float">
            <text:p>44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1" calcext:value-type="float">
            <text:p>44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1" calcext:value-type="float">
            <text:p>44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1" calcext:value-type="float">
            <text:p>44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1" calcext:value-type="float">
            <text:p>442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9" calcext:value-type="float">
            <text:p>44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9" calcext:value-type="float">
            <text:p>44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9" calcext:value-type="float">
            <text:p>44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49" calcext:value-type="float">
            <text:p>44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8" calcext:value-type="float">
            <text:p>44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8" calcext:value-type="float">
            <text:p>44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8" calcext:value-type="float">
            <text:p>44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8" calcext:value-type="float">
            <text:p>442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2" calcext:value-type="float">
            <text:p>44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2" calcext:value-type="float">
            <text:p>44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2" calcext:value-type="float">
            <text:p>44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72" calcext:value-type="float">
            <text:p>44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04" calcext:value-type="float">
            <text:p>443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7" calcext:value-type="float">
            <text:p>443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7" calcext:value-type="float">
            <text:p>44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7" calcext:value-type="float">
            <text:p>44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7" calcext:value-type="float">
            <text:p>44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7" calcext:value-type="float">
            <text:p>443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1" calcext:value-type="float">
            <text:p>444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0" calcext:value-type="float">
            <text:p>443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8" calcext:value-type="float">
            <text:p>44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8" calcext:value-type="float">
            <text:p>44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8" calcext:value-type="float">
            <text:p>44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8" calcext:value-type="float">
            <text:p>444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72" calcext:value-type="float">
            <text:p>44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0" calcext:value-type="float">
            <text:p>44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2" calcext:value-type="float">
            <text:p>44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3" calcext:value-type="float">
            <text:p>44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3" calcext:value-type="float">
            <text:p>44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3" calcext:value-type="float">
            <text:p>44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3" calcext:value-type="float">
            <text:p>443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8" calcext:value-type="float">
            <text:p>44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8" calcext:value-type="float">
            <text:p>44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8" calcext:value-type="float">
            <text:p>44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8" calcext:value-type="float">
            <text:p>44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6" calcext:value-type="float">
            <text:p>44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6" calcext:value-type="float">
            <text:p>44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6" calcext:value-type="float">
            <text:p>44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6" calcext:value-type="float">
            <text:p>443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20" calcext:value-type="float">
            <text:p>443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91" calcext:value-type="float">
            <text:p>443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7" calcext:value-type="float">
            <text:p>44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3" calcext:value-type="float">
            <text:p>44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3" calcext:value-type="float">
            <text:p>44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3" calcext:value-type="float">
            <text:p>44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383" calcext:value-type="float">
            <text:p>443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0" calcext:value-type="float">
            <text:p>44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0" calcext:value-type="float">
            <text:p>44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0" calcext:value-type="float">
            <text:p>44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0" calcext:value-type="float">
            <text:p>444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5" calcext:value-type="float">
            <text:p>444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9" calcext:value-type="float">
            <text:p>44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9" calcext:value-type="float">
            <text:p>44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9" calcext:value-type="float">
            <text:p>44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59" calcext:value-type="float">
            <text:p>444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04" calcext:value-type="float">
            <text:p>444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01" calcext:value-type="float">
            <text:p>445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0" calcext:value-type="float">
            <text:p>44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0" calcext:value-type="float">
            <text:p>44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0" calcext:value-type="float">
            <text:p>44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90" calcext:value-type="float">
            <text:p>444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39" calcext:value-type="float">
            <text:p>44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473" calcext:value-type="float">
            <text:p>444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0" calcext:value-type="float">
            <text:p>44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8" calcext:value-type="float">
            <text:p>445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8" calcext:value-type="float">
            <text:p>445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8" calcext:value-type="float">
            <text:p>445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8" calcext:value-type="float">
            <text:p>445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9" calcext:value-type="float">
            <text:p>445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75" calcext:value-type="float">
            <text:p>445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80" calcext:value-type="float">
            <text:p>445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5" calcext:value-type="float">
            <text:p>44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5" calcext:value-type="float">
            <text:p>44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5" calcext:value-type="float">
            <text:p>44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5" calcext:value-type="float">
            <text:p>44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1" calcext:value-type="float">
            <text:p>44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9" calcext:value-type="float">
            <text:p>44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9" calcext:value-type="float">
            <text:p>44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9" calcext:value-type="float">
            <text:p>44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9" calcext:value-type="float">
            <text:p>445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3" calcext:value-type="float">
            <text:p>44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3" calcext:value-type="float">
            <text:p>44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3" calcext:value-type="float">
            <text:p>44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93" calcext:value-type="float">
            <text:p>445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8" calcext:value-type="float">
            <text:p>44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8" calcext:value-type="float">
            <text:p>44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8" calcext:value-type="float">
            <text:p>44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38" calcext:value-type="float">
            <text:p>44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7" calcext:value-type="float">
            <text:p>44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7" calcext:value-type="float">
            <text:p>44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7" calcext:value-type="float">
            <text:p>44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7" calcext:value-type="float">
            <text:p>44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8" calcext:value-type="float">
            <text:p>44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8" calcext:value-type="float">
            <text:p>44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8" calcext:value-type="float">
            <text:p>44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8" calcext:value-type="float">
            <text:p>446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0" calcext:value-type="float">
            <text:p>446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0" calcext:value-type="float">
            <text:p>446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0" calcext:value-type="float">
            <text:p>446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90" calcext:value-type="float">
            <text:p>446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76" calcext:value-type="float">
            <text:p>44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68" calcext:value-type="float">
            <text:p>446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3" calcext:value-type="float">
            <text:p>447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20" calcext:value-type="float">
            <text:p>44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34" calcext:value-type="float">
            <text:p>44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34" calcext:value-type="float">
            <text:p>44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34" calcext:value-type="float">
            <text:p>44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34" calcext:value-type="float">
            <text:p>44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2" calcext:value-type="float">
            <text:p>447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29" calcext:value-type="float">
            <text:p>446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5" calcext:value-type="float">
            <text:p>44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5" calcext:value-type="float">
            <text:p>44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5" calcext:value-type="float">
            <text:p>44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55" calcext:value-type="float">
            <text:p>447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5" calcext:value-type="float">
            <text:p>44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02" calcext:value-type="float">
            <text:p>448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3" calcext:value-type="float">
            <text:p>44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3" calcext:value-type="float">
            <text:p>44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3" calcext:value-type="float">
            <text:p>44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53" calcext:value-type="float">
            <text:p>44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43" calcext:value-type="float">
            <text:p>44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43" calcext:value-type="float">
            <text:p>44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43" calcext:value-type="float">
            <text:p>44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743" calcext:value-type="float">
            <text:p>44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66" calcext:value-type="float">
            <text:p>44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66" calcext:value-type="float">
            <text:p>44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66" calcext:value-type="float">
            <text:p>44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66" calcext:value-type="float">
            <text:p>448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08" calcext:value-type="float">
            <text:p>44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08" calcext:value-type="float">
            <text:p>44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08" calcext:value-type="float">
            <text:p>44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08" calcext:value-type="float">
            <text:p>449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73" calcext:value-type="float">
            <text:p>44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73" calcext:value-type="float">
            <text:p>44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73" calcext:value-type="float">
            <text:p>44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73" calcext:value-type="float">
            <text:p>44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5" calcext:value-type="float">
            <text:p>44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5" calcext:value-type="float">
            <text:p>44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5" calcext:value-type="float">
            <text:p>44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15" calcext:value-type="float">
            <text:p>44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22" calcext:value-type="float">
            <text:p>44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22" calcext:value-type="float">
            <text:p>44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22" calcext:value-type="float">
            <text:p>44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922" calcext:value-type="float">
            <text:p>44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05" calcext:value-type="float">
            <text:p>45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05" calcext:value-type="float">
            <text:p>45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05" calcext:value-type="float">
            <text:p>45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05" calcext:value-type="float">
            <text:p>45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49" calcext:value-type="float">
            <text:p>45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34" calcext:value-type="float">
            <text:p>45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34" calcext:value-type="float">
            <text:p>45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34" calcext:value-type="float">
            <text:p>45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34" calcext:value-type="float">
            <text:p>45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0" calcext:value-type="float">
            <text:p>45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0" calcext:value-type="float">
            <text:p>45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0" calcext:value-type="float">
            <text:p>45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80" calcext:value-type="float">
            <text:p>45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3" calcext:value-type="float">
            <text:p>45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3" calcext:value-type="float">
            <text:p>45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3" calcext:value-type="float">
            <text:p>45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3" calcext:value-type="float">
            <text:p>45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4" calcext:value-type="float">
            <text:p>45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4" calcext:value-type="float">
            <text:p>45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4" calcext:value-type="float">
            <text:p>45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74" calcext:value-type="float">
            <text:p>45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92" calcext:value-type="float">
            <text:p>45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92" calcext:value-type="float">
            <text:p>45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92" calcext:value-type="float">
            <text:p>45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92" calcext:value-type="float">
            <text:p>45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88" calcext:value-type="float">
            <text:p>45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88" calcext:value-type="float">
            <text:p>45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88" calcext:value-type="float">
            <text:p>45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188" calcext:value-type="float">
            <text:p>45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2" calcext:value-type="float">
            <text:p>45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2" calcext:value-type="float">
            <text:p>45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2" calcext:value-type="float">
            <text:p>45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92" calcext:value-type="float">
            <text:p>452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00" calcext:value-type="float">
            <text:p>453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7" calcext:value-type="float">
            <text:p>45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7" calcext:value-type="float">
            <text:p>45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7" calcext:value-type="float">
            <text:p>45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7" calcext:value-type="float">
            <text:p>453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5" calcext:value-type="float">
            <text:p>45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5" calcext:value-type="float">
            <text:p>45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5" calcext:value-type="float">
            <text:p>45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395" calcext:value-type="float">
            <text:p>453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9" calcext:value-type="float">
            <text:p>45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6" calcext:value-type="float">
            <text:p>45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6" calcext:value-type="float">
            <text:p>45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6" calcext:value-type="float">
            <text:p>45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86" calcext:value-type="float">
            <text:p>454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70" calcext:value-type="float">
            <text:p>45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70" calcext:value-type="float">
            <text:p>45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70" calcext:value-type="float">
            <text:p>45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70" calcext:value-type="float">
            <text:p>45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84" calcext:value-type="float">
            <text:p>455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09" calcext:value-type="float">
            <text:p>456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09" calcext:value-type="float">
            <text:p>456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09" calcext:value-type="float">
            <text:p>456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09" calcext:value-type="float">
            <text:p>456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6" calcext:value-type="float">
            <text:p>45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6" calcext:value-type="float">
            <text:p>45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6" calcext:value-type="float">
            <text:p>45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6" calcext:value-type="float">
            <text:p>45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79" calcext:value-type="float">
            <text:p>456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05" calcext:value-type="float">
            <text:p>45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05" calcext:value-type="float">
            <text:p>45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05" calcext:value-type="float">
            <text:p>45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05" calcext:value-type="float">
            <text:p>45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9" calcext:value-type="float">
            <text:p>45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9" calcext:value-type="float">
            <text:p>45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9" calcext:value-type="float">
            <text:p>45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9" calcext:value-type="float">
            <text:p>45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71" calcext:value-type="float">
            <text:p>45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71" calcext:value-type="float">
            <text:p>45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71" calcext:value-type="float">
            <text:p>45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71" calcext:value-type="float">
            <text:p>457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95" calcext:value-type="float">
            <text:p>45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95" calcext:value-type="float">
            <text:p>45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95" calcext:value-type="float">
            <text:p>45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95" calcext:value-type="float">
            <text:p>457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46" calcext:value-type="float">
            <text:p>45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46" calcext:value-type="float">
            <text:p>45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46" calcext:value-type="float">
            <text:p>45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46" calcext:value-type="float">
            <text:p>45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1" calcext:value-type="float">
            <text:p>45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1" calcext:value-type="float">
            <text:p>45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1" calcext:value-type="float">
            <text:p>45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21" calcext:value-type="float">
            <text:p>458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3" calcext:value-type="float">
            <text:p>45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3" calcext:value-type="float">
            <text:p>45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3" calcext:value-type="float">
            <text:p>45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3" calcext:value-type="float">
            <text:p>458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65" calcext:value-type="float">
            <text:p>458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79" calcext:value-type="float">
            <text:p>45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79" calcext:value-type="float">
            <text:p>45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79" calcext:value-type="float">
            <text:p>45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79" calcext:value-type="float">
            <text:p>458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18" calcext:value-type="float">
            <text:p>45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18" calcext:value-type="float">
            <text:p>45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18" calcext:value-type="float">
            <text:p>45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18" calcext:value-type="float">
            <text:p>459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5" calcext:value-type="float">
            <text:p>45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5" calcext:value-type="float">
            <text:p>45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5" calcext:value-type="float">
            <text:p>45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5" calcext:value-type="float">
            <text:p>45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6028" calcext:value-type="float">
            <text:p>46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6028" calcext:value-type="float">
            <text:p>46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6028" calcext:value-type="float">
            <text:p>46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6028" calcext:value-type="float">
            <text:p>46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7" calcext:value-type="float">
            <text:p>45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7" calcext:value-type="float">
            <text:p>45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7" calcext:value-type="float">
            <text:p>45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7" calcext:value-type="float">
            <text:p>459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97" calcext:value-type="float">
            <text:p>45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97" calcext:value-type="float">
            <text:p>45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97" calcext:value-type="float">
            <text:p>45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97" calcext:value-type="float">
            <text:p>459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8" calcext:value-type="float">
            <text:p>459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8" calcext:value-type="float">
            <text:p>459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8" calcext:value-type="float">
            <text:p>459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78" calcext:value-type="float">
            <text:p>459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6" calcext:value-type="float">
            <text:p>45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6" calcext:value-type="float">
            <text:p>45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6" calcext:value-type="float">
            <text:p>45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66" calcext:value-type="float">
            <text:p>45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49" calcext:value-type="float">
            <text:p>45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49" calcext:value-type="float">
            <text:p>45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49" calcext:value-type="float">
            <text:p>45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49" calcext:value-type="float">
            <text:p>459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22" calcext:value-type="float">
            <text:p>45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22" calcext:value-type="float">
            <text:p>45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22" calcext:value-type="float">
            <text:p>45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922" calcext:value-type="float">
            <text:p>459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858" calcext:value-type="float">
            <text:p>458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27" calcext:value-type="float">
            <text:p>457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27" calcext:value-type="float">
            <text:p>457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27" calcext:value-type="float">
            <text:p>457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27" calcext:value-type="float">
            <text:p>457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5" calcext:value-type="float">
            <text:p>45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5" calcext:value-type="float">
            <text:p>45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5" calcext:value-type="float">
            <text:p>45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735" calcext:value-type="float">
            <text:p>457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7" calcext:value-type="float">
            <text:p>45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7" calcext:value-type="float">
            <text:p>45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7" calcext:value-type="float">
            <text:p>45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647" calcext:value-type="float">
            <text:p>456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5" calcext:value-type="float">
            <text:p>45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5" calcext:value-type="float">
            <text:p>45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5" calcext:value-type="float">
            <text:p>45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505" calcext:value-type="float">
            <text:p>45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9" calcext:value-type="float">
            <text:p>45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9" calcext:value-type="float">
            <text:p>45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9" calcext:value-type="float">
            <text:p>45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5059" calcext:value-type="float">
            <text:p>45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8" calcext:value-type="float">
            <text:p>42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8" calcext:value-type="float">
            <text:p>42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8" calcext:value-type="float">
            <text:p>42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48" calcext:value-type="float">
            <text:p>42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2" calcext:value-type="float">
            <text:p>39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2" calcext:value-type="float">
            <text:p>39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2" calcext:value-type="float">
            <text:p>39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62" calcext:value-type="float">
            <text:p>392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677" calcext:value-type="float">
            <text:p>376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810" calcext:value-type="float">
            <text:p>37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46" calcext:value-type="float">
            <text:p>39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46" calcext:value-type="float">
            <text:p>39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46" calcext:value-type="float">
            <text:p>39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46" calcext:value-type="float">
            <text:p>39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7" calcext:value-type="float">
            <text:p>42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7" calcext:value-type="float">
            <text:p>42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7" calcext:value-type="float">
            <text:p>42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7" calcext:value-type="float">
            <text:p>425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5" calcext:value-type="float">
            <text:p>44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5" calcext:value-type="float">
            <text:p>44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5" calcext:value-type="float">
            <text:p>44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845" calcext:value-type="float">
            <text:p>448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43" calcext:value-type="float">
            <text:p>37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43" calcext:value-type="float">
            <text:p>37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43" calcext:value-type="float">
            <text:p>37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7943" calcext:value-type="float">
            <text:p>37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080" calcext:value-type="float">
            <text:p>38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080" calcext:value-type="float">
            <text:p>38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080" calcext:value-type="float">
            <text:p>38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080" calcext:value-type="float">
            <text:p>38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09" calcext:value-type="float">
            <text:p>398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09" calcext:value-type="float">
            <text:p>398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09" calcext:value-type="float">
            <text:p>398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09" calcext:value-type="float">
            <text:p>398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8" calcext:value-type="float">
            <text:p>42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8" calcext:value-type="float">
            <text:p>42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8" calcext:value-type="float">
            <text:p>42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8" calcext:value-type="float">
            <text:p>423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7" calcext:value-type="float">
            <text:p>44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7" calcext:value-type="float">
            <text:p>44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7" calcext:value-type="float">
            <text:p>44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297" calcext:value-type="float">
            <text:p>442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1" calcext:value-type="float">
            <text:p>40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1" calcext:value-type="float">
            <text:p>40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1" calcext:value-type="float">
            <text:p>40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1" calcext:value-type="float">
            <text:p>40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250" calcext:value-type="float">
            <text:p>382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4" calcext:value-type="float">
            <text:p>39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4" calcext:value-type="float">
            <text:p>39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4" calcext:value-type="float">
            <text:p>39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4" calcext:value-type="float">
            <text:p>397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9" calcext:value-type="float">
            <text:p>42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9" calcext:value-type="float">
            <text:p>42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9" calcext:value-type="float">
            <text:p>42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9" calcext:value-type="float">
            <text:p>42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7" calcext:value-type="float">
            <text:p>43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7" calcext:value-type="float">
            <text:p>43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7" calcext:value-type="float">
            <text:p>43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927" calcext:value-type="float">
            <text:p>439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4" calcext:value-type="float">
            <text:p>44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4" calcext:value-type="float">
            <text:p>44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4" calcext:value-type="float">
            <text:p>44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174" calcext:value-type="float">
            <text:p>44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4" calcext:value-type="float">
            <text:p>42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4" calcext:value-type="float">
            <text:p>42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4" calcext:value-type="float">
            <text:p>42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604" calcext:value-type="float">
            <text:p>426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4" calcext:value-type="float">
            <text:p>40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4" calcext:value-type="float">
            <text:p>40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4" calcext:value-type="float">
            <text:p>40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4" calcext:value-type="float">
            <text:p>40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95" calcext:value-type="float">
            <text:p>38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95" calcext:value-type="float">
            <text:p>38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95" calcext:value-type="float">
            <text:p>38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95" calcext:value-type="float">
            <text:p>385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349" calcext:value-type="float">
            <text:p>38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349" calcext:value-type="float">
            <text:p>38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349" calcext:value-type="float">
            <text:p>38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349" calcext:value-type="float">
            <text:p>38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1" calcext:value-type="float">
            <text:p>397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1" calcext:value-type="float">
            <text:p>397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1" calcext:value-type="float">
            <text:p>397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31" calcext:value-type="float">
            <text:p>397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8" calcext:value-type="float">
            <text:p>42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8" calcext:value-type="float">
            <text:p>42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8" calcext:value-type="float">
            <text:p>42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08" calcext:value-type="float">
            <text:p>420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4" calcext:value-type="float">
            <text:p>43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4" calcext:value-type="float">
            <text:p>43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4" calcext:value-type="float">
            <text:p>43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4" calcext:value-type="float">
            <text:p>438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4" calcext:value-type="float">
            <text:p>44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4" calcext:value-type="float">
            <text:p>44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4" calcext:value-type="float">
            <text:p>44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4034" calcext:value-type="float">
            <text:p>44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2" calcext:value-type="float">
            <text:p>40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2" calcext:value-type="float">
            <text:p>40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2" calcext:value-type="float">
            <text:p>40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2" calcext:value-type="float">
            <text:p>403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26" calcext:value-type="float">
            <text:p>38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26" calcext:value-type="float">
            <text:p>38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26" calcext:value-type="float">
            <text:p>38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826" calcext:value-type="float">
            <text:p>38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25" calcext:value-type="float">
            <text:p>39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5" calcext:value-type="float">
            <text:p>417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5" calcext:value-type="float">
            <text:p>417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5" calcext:value-type="float">
            <text:p>417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5" calcext:value-type="float">
            <text:p>417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8" calcext:value-type="float">
            <text:p>43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8" calcext:value-type="float">
            <text:p>43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8" calcext:value-type="float">
            <text:p>43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848" calcext:value-type="float">
            <text:p>438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0" calcext:value-type="float">
            <text:p>40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67" calcext:value-type="float">
            <text:p>38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67" calcext:value-type="float">
            <text:p>38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67" calcext:value-type="float">
            <text:p>38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767" calcext:value-type="float">
            <text:p>387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3" calcext:value-type="float">
            <text:p>39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3" calcext:value-type="float">
            <text:p>39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3" calcext:value-type="float">
            <text:p>39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3" calcext:value-type="float">
            <text:p>398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18" calcext:value-type="float">
            <text:p>416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7" calcext:value-type="float">
            <text:p>436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7" calcext:value-type="float">
            <text:p>436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7" calcext:value-type="float">
            <text:p>436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637" calcext:value-type="float">
            <text:p>436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9" calcext:value-type="float">
            <text:p>40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9" calcext:value-type="float">
            <text:p>40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9" calcext:value-type="float">
            <text:p>40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9" calcext:value-type="float">
            <text:p>406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63" calcext:value-type="float">
            <text:p>39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63" calcext:value-type="float">
            <text:p>39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63" calcext:value-type="float">
            <text:p>39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63" calcext:value-type="float">
            <text:p>39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904" calcext:value-type="float">
            <text:p>38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904" calcext:value-type="float">
            <text:p>38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904" calcext:value-type="float">
            <text:p>38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8904" calcext:value-type="float">
            <text:p>38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149" calcext:value-type="float">
            <text:p>43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458" calcext:value-type="float">
            <text:p>434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8" calcext:value-type="float">
            <text:p>42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8" calcext:value-type="float">
            <text:p>42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8" calcext:value-type="float">
            <text:p>42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98" calcext:value-type="float">
            <text:p>423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24" calcext:value-type="float">
            <text:p>407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24" calcext:value-type="float">
            <text:p>407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24" calcext:value-type="float">
            <text:p>407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24" calcext:value-type="float">
            <text:p>407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3" calcext:value-type="float">
            <text:p>39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3" calcext:value-type="float">
            <text:p>39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3" calcext:value-type="float">
            <text:p>39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3" calcext:value-type="float">
            <text:p>39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56" calcext:value-type="float">
            <text:p>39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56" calcext:value-type="float">
            <text:p>39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56" calcext:value-type="float">
            <text:p>39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56" calcext:value-type="float">
            <text:p>39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8" calcext:value-type="float">
            <text:p>41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8" calcext:value-type="float">
            <text:p>41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8" calcext:value-type="float">
            <text:p>41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8" calcext:value-type="float">
            <text:p>416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043" calcext:value-type="float">
            <text:p>43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0" calcext:value-type="float">
            <text:p>43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0" calcext:value-type="float">
            <text:p>43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0" calcext:value-type="float">
            <text:p>43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3360" calcext:value-type="float">
            <text:p>433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4" calcext:value-type="float">
            <text:p>42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4" calcext:value-type="float">
            <text:p>42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4" calcext:value-type="float">
            <text:p>42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94" calcext:value-type="float">
            <text:p>42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85" calcext:value-type="float">
            <text:p>39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85" calcext:value-type="float">
            <text:p>39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85" calcext:value-type="float">
            <text:p>39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85" calcext:value-type="float">
            <text:p>393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7" calcext:value-type="float">
            <text:p>416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8" calcext:value-type="float">
            <text:p>428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8" calcext:value-type="float">
            <text:p>428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8" calcext:value-type="float">
            <text:p>428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98" calcext:value-type="float">
            <text:p>428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5" calcext:value-type="float">
            <text:p>39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5" calcext:value-type="float">
            <text:p>39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5" calcext:value-type="float">
            <text:p>39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325" calcext:value-type="float">
            <text:p>39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5" calcext:value-type="float">
            <text:p>41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5" calcext:value-type="float">
            <text:p>41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5" calcext:value-type="float">
            <text:p>41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5" calcext:value-type="float">
            <text:p>418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5" calcext:value-type="float">
            <text:p>39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5" calcext:value-type="float">
            <text:p>39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5" calcext:value-type="float">
            <text:p>39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95" calcext:value-type="float">
            <text:p>39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5" calcext:value-type="float">
            <text:p>39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5" calcext:value-type="float">
            <text:p>39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5" calcext:value-type="float">
            <text:p>39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235" calcext:value-type="float">
            <text:p>39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9" calcext:value-type="float">
            <text:p>40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9" calcext:value-type="float">
            <text:p>40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9" calcext:value-type="float">
            <text:p>40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9" calcext:value-type="float">
            <text:p>403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5" calcext:value-type="float">
            <text:p>41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5" calcext:value-type="float">
            <text:p>41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5" calcext:value-type="float">
            <text:p>41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95" calcext:value-type="float">
            <text:p>41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4" calcext:value-type="float">
            <text:p>42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4" calcext:value-type="float">
            <text:p>42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4" calcext:value-type="float">
            <text:p>42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4" calcext:value-type="float">
            <text:p>428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82" calcext:value-type="float">
            <text:p>395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21" calcext:value-type="float">
            <text:p>39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21" calcext:value-type="float">
            <text:p>39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21" calcext:value-type="float">
            <text:p>39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021" calcext:value-type="float">
            <text:p>390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91" calcext:value-type="float">
            <text:p>39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91" calcext:value-type="float">
            <text:p>39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91" calcext:value-type="float">
            <text:p>39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91" calcext:value-type="float">
            <text:p>396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1" calcext:value-type="float">
            <text:p>41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1" calcext:value-type="float">
            <text:p>41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1" calcext:value-type="float">
            <text:p>41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1" calcext:value-type="float">
            <text:p>410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7" calcext:value-type="float">
            <text:p>42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7" calcext:value-type="float">
            <text:p>42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7" calcext:value-type="float">
            <text:p>42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07" calcext:value-type="float">
            <text:p>425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6" calcext:value-type="float">
            <text:p>42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6" calcext:value-type="float">
            <text:p>42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6" calcext:value-type="float">
            <text:p>42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36" calcext:value-type="float">
            <text:p>428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4" calcext:value-type="float">
            <text:p>395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4" calcext:value-type="float">
            <text:p>395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4" calcext:value-type="float">
            <text:p>395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514" calcext:value-type="float">
            <text:p>395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4" calcext:value-type="float">
            <text:p>40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4" calcext:value-type="float">
            <text:p>40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4" calcext:value-type="float">
            <text:p>40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4" calcext:value-type="float">
            <text:p>40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8" calcext:value-type="float">
            <text:p>428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8" calcext:value-type="float">
            <text:p>428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8" calcext:value-type="float">
            <text:p>428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878" calcext:value-type="float">
            <text:p>428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83" calcext:value-type="float">
            <text:p>39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83" calcext:value-type="float">
            <text:p>39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83" calcext:value-type="float">
            <text:p>39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83" calcext:value-type="float">
            <text:p>398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34" calcext:value-type="float">
            <text:p>40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34" calcext:value-type="float">
            <text:p>40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34" calcext:value-type="float">
            <text:p>40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34" calcext:value-type="float">
            <text:p>40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0" calcext:value-type="float">
            <text:p>413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07" calcext:value-type="float">
            <text:p>42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8" calcext:value-type="float">
            <text:p>42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8" calcext:value-type="float">
            <text:p>42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8" calcext:value-type="float">
            <text:p>42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708" calcext:value-type="float">
            <text:p>42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25" calcext:value-type="float">
            <text:p>39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25" calcext:value-type="float">
            <text:p>39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25" calcext:value-type="float">
            <text:p>39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725" calcext:value-type="float">
            <text:p>397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3" calcext:value-type="float">
            <text:p>40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3" calcext:value-type="float">
            <text:p>40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3" calcext:value-type="float">
            <text:p>40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73" calcext:value-type="float">
            <text:p>402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7" calcext:value-type="float">
            <text:p>414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7" calcext:value-type="float">
            <text:p>423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7" calcext:value-type="float">
            <text:p>423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7" calcext:value-type="float">
            <text:p>423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57" calcext:value-type="float">
            <text:p>423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1" calcext:value-type="float">
            <text:p>42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1" calcext:value-type="float">
            <text:p>42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1" calcext:value-type="float">
            <text:p>42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91" calcext:value-type="float">
            <text:p>425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0" calcext:value-type="float">
            <text:p>42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0" calcext:value-type="float">
            <text:p>42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0" calcext:value-type="float">
            <text:p>42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0" calcext:value-type="float">
            <text:p>42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0" calcext:value-type="float">
            <text:p>409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9" calcext:value-type="float">
            <text:p>40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9" calcext:value-type="float">
            <text:p>40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9" calcext:value-type="float">
            <text:p>40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79" calcext:value-type="float">
            <text:p>40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6" calcext:value-type="float">
            <text:p>39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6" calcext:value-type="float">
            <text:p>39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6" calcext:value-type="float">
            <text:p>39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846" calcext:value-type="float">
            <text:p>398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16" calcext:value-type="float">
            <text:p>419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98" calcext:value-type="float">
            <text:p>40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98" calcext:value-type="float">
            <text:p>40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98" calcext:value-type="float">
            <text:p>40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098" calcext:value-type="float">
            <text:p>40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15" calcext:value-type="float">
            <text:p>39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15" calcext:value-type="float">
            <text:p>39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15" calcext:value-type="float">
            <text:p>39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15" calcext:value-type="float">
            <text:p>399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1" calcext:value-type="float">
            <text:p>40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1" calcext:value-type="float">
            <text:p>40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1" calcext:value-type="float">
            <text:p>40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21" calcext:value-type="float">
            <text:p>405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8" calcext:value-type="float">
            <text:p>413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04" calcext:value-type="float">
            <text:p>418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6" calcext:value-type="float">
            <text:p>40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6" calcext:value-type="float">
            <text:p>40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6" calcext:value-type="float">
            <text:p>40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6" calcext:value-type="float">
            <text:p>408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5" calcext:value-type="float">
            <text:p>40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5" calcext:value-type="float">
            <text:p>40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5" calcext:value-type="float">
            <text:p>40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25" calcext:value-type="float">
            <text:p>40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95" calcext:value-type="float">
            <text:p>39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95" calcext:value-type="float">
            <text:p>39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95" calcext:value-type="float">
            <text:p>39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39995" calcext:value-type="float">
            <text:p>399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7" calcext:value-type="float">
            <text:p>40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7" calcext:value-type="float">
            <text:p>40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7" calcext:value-type="float">
            <text:p>40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17" calcext:value-type="float">
            <text:p>405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8" calcext:value-type="float">
            <text:p>415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4" calcext:value-type="float">
            <text:p>41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4" calcext:value-type="float">
            <text:p>41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4" calcext:value-type="float">
            <text:p>41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04" calcext:value-type="float">
            <text:p>417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2" calcext:value-type="float">
            <text:p>407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51" calcext:value-type="float">
            <text:p>40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51" calcext:value-type="float">
            <text:p>40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51" calcext:value-type="float">
            <text:p>40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51" calcext:value-type="float">
            <text:p>40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5" calcext:value-type="float">
            <text:p>40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5" calcext:value-type="float">
            <text:p>40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5" calcext:value-type="float">
            <text:p>40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5" calcext:value-type="float">
            <text:p>40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1" calcext:value-type="float">
            <text:p>40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1" calcext:value-type="float">
            <text:p>40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1" calcext:value-type="float">
            <text:p>40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1" calcext:value-type="float">
            <text:p>40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4" calcext:value-type="float">
            <text:p>42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4" calcext:value-type="float">
            <text:p>42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4" calcext:value-type="float">
            <text:p>42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94" calcext:value-type="float">
            <text:p>42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53" calcext:value-type="float">
            <text:p>407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1" calcext:value-type="float">
            <text:p>40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1" calcext:value-type="float">
            <text:p>40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1" calcext:value-type="float">
            <text:p>40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1" calcext:value-type="float">
            <text:p>40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4" calcext:value-type="float">
            <text:p>408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9" calcext:value-type="float">
            <text:p>42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9" calcext:value-type="float">
            <text:p>42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9" calcext:value-type="float">
            <text:p>42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9" calcext:value-type="float">
            <text:p>42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0" calcext:value-type="float">
            <text:p>415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9" calcext:value-type="float">
            <text:p>40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9" calcext:value-type="float">
            <text:p>40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9" calcext:value-type="float">
            <text:p>40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9" calcext:value-type="float">
            <text:p>407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14" calcext:value-type="float">
            <text:p>402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5" calcext:value-type="float">
            <text:p>42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5" calcext:value-type="float">
            <text:p>42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5" calcext:value-type="float">
            <text:p>42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25" calcext:value-type="float">
            <text:p>42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3" calcext:value-type="float">
            <text:p>40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3" calcext:value-type="float">
            <text:p>40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3" calcext:value-type="float">
            <text:p>40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63" calcext:value-type="float">
            <text:p>406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8" calcext:value-type="float">
            <text:p>40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8" calcext:value-type="float">
            <text:p>40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8" calcext:value-type="float">
            <text:p>40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188" calcext:value-type="float">
            <text:p>40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8" calcext:value-type="float">
            <text:p>409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08" calcext:value-type="float">
            <text:p>42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08" calcext:value-type="float">
            <text:p>42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08" calcext:value-type="float">
            <text:p>42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108" calcext:value-type="float">
            <text:p>42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9" calcext:value-type="float">
            <text:p>41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9" calcext:value-type="float">
            <text:p>41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9" calcext:value-type="float">
            <text:p>41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79" calcext:value-type="float">
            <text:p>419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5" calcext:value-type="float">
            <text:p>40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5" calcext:value-type="float">
            <text:p>40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5" calcext:value-type="float">
            <text:p>40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295" calcext:value-type="float">
            <text:p>40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4" calcext:value-type="float">
            <text:p>41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4" calcext:value-type="float">
            <text:p>41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4" calcext:value-type="float">
            <text:p>41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4" calcext:value-type="float">
            <text:p>417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40" calcext:value-type="float">
            <text:p>42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2" calcext:value-type="float">
            <text:p>41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2" calcext:value-type="float">
            <text:p>41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2" calcext:value-type="float">
            <text:p>41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82" calcext:value-type="float">
            <text:p>41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0" calcext:value-type="float">
            <text:p>40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0" calcext:value-type="float">
            <text:p>40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0" calcext:value-type="float">
            <text:p>40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40" calcext:value-type="float">
            <text:p>403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3" calcext:value-type="float">
            <text:p>40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3" calcext:value-type="float">
            <text:p>40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3" calcext:value-type="float">
            <text:p>40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3" calcext:value-type="float">
            <text:p>40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2" calcext:value-type="float">
            <text:p>41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0" calcext:value-type="float">
            <text:p>41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0" calcext:value-type="float">
            <text:p>41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0" calcext:value-type="float">
            <text:p>41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0" calcext:value-type="float">
            <text:p>417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20" calcext:value-type="float">
            <text:p>40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4" calcext:value-type="float">
            <text:p>40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4" calcext:value-type="float">
            <text:p>40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4" calcext:value-type="float">
            <text:p>40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374" calcext:value-type="float">
            <text:p>40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95" calcext:value-type="float">
            <text:p>416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04" calcext:value-type="float">
            <text:p>419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83" calcext:value-type="float">
            <text:p>40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83" calcext:value-type="float">
            <text:p>40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83" calcext:value-type="float">
            <text:p>40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83" calcext:value-type="float">
            <text:p>405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8" calcext:value-type="float">
            <text:p>412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3" calcext:value-type="float">
            <text:p>41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3" calcext:value-type="float">
            <text:p>41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3" calcext:value-type="float">
            <text:p>41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43" calcext:value-type="float">
            <text:p>417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3" calcext:value-type="float">
            <text:p>419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3" calcext:value-type="float">
            <text:p>419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3" calcext:value-type="float">
            <text:p>419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933" calcext:value-type="float">
            <text:p>419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0" calcext:value-type="float">
            <text:p>416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89" calcext:value-type="float">
            <text:p>40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89" calcext:value-type="float">
            <text:p>40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89" calcext:value-type="float">
            <text:p>40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489" calcext:value-type="float">
            <text:p>404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4" calcext:value-type="float">
            <text:p>40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4" calcext:value-type="float">
            <text:p>40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4" calcext:value-type="float">
            <text:p>40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4" calcext:value-type="float">
            <text:p>407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5" calcext:value-type="float">
            <text:p>412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2" calcext:value-type="float">
            <text:p>417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2" calcext:value-type="float">
            <text:p>417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2" calcext:value-type="float">
            <text:p>417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62" calcext:value-type="float">
            <text:p>417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2" calcext:value-type="float">
            <text:p>418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2" calcext:value-type="float">
            <text:p>418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2" calcext:value-type="float">
            <text:p>418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32" calcext:value-type="float">
            <text:p>418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50" calcext:value-type="float">
            <text:p>406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6" calcext:value-type="float">
            <text:p>40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6" calcext:value-type="float">
            <text:p>40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6" calcext:value-type="float">
            <text:p>40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46" calcext:value-type="float">
            <text:p>405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74" calcext:value-type="float">
            <text:p>417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826" calcext:value-type="float">
            <text:p>418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2" calcext:value-type="float">
            <text:p>413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2" calcext:value-type="float">
            <text:p>40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2" calcext:value-type="float">
            <text:p>40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2" calcext:value-type="float">
            <text:p>40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2" calcext:value-type="float">
            <text:p>408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97" calcext:value-type="float">
            <text:p>40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97" calcext:value-type="float">
            <text:p>40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97" calcext:value-type="float">
            <text:p>40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597" calcext:value-type="float">
            <text:p>405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6" calcext:value-type="float">
            <text:p>409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0" calcext:value-type="float">
            <text:p>414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1" calcext:value-type="float">
            <text:p>41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1" calcext:value-type="float">
            <text:p>41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1" calcext:value-type="float">
            <text:p>41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1" calcext:value-type="float">
            <text:p>416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8" calcext:value-type="float">
            <text:p>41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8" calcext:value-type="float">
            <text:p>41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8" calcext:value-type="float">
            <text:p>41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38" calcext:value-type="float">
            <text:p>417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2" calcext:value-type="float">
            <text:p>40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2" calcext:value-type="float">
            <text:p>40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2" calcext:value-type="float">
            <text:p>40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2" calcext:value-type="float">
            <text:p>406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2" calcext:value-type="float">
            <text:p>414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2" calcext:value-type="float">
            <text:p>414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2" calcext:value-type="float">
            <text:p>414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82" calcext:value-type="float">
            <text:p>414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80" calcext:value-type="float">
            <text:p>417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48" calcext:value-type="float">
            <text:p>416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6" calcext:value-type="float">
            <text:p>412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1" calcext:value-type="float">
            <text:p>40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1" calcext:value-type="float">
            <text:p>40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1" calcext:value-type="float">
            <text:p>40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611" calcext:value-type="float">
            <text:p>406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5" calcext:value-type="float">
            <text:p>40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5" calcext:value-type="float">
            <text:p>40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5" calcext:value-type="float">
            <text:p>40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5" calcext:value-type="float">
            <text:p>407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1" calcext:value-type="float">
            <text:p>410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9" calcext:value-type="float">
            <text:p>41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9" calcext:value-type="float">
            <text:p>41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9" calcext:value-type="float">
            <text:p>41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9" calcext:value-type="float">
            <text:p>414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720" calcext:value-type="float">
            <text:p>417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08" calcext:value-type="float">
            <text:p>407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91" calcext:value-type="float">
            <text:p>407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8" calcext:value-type="float">
            <text:p>416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8" calcext:value-type="float">
            <text:p>416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8" calcext:value-type="float">
            <text:p>416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88" calcext:value-type="float">
            <text:p>416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5" calcext:value-type="float">
            <text:p>408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7" calcext:value-type="float">
            <text:p>40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7" calcext:value-type="float">
            <text:p>40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7" calcext:value-type="float">
            <text:p>40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7" calcext:value-type="float">
            <text:p>408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7" calcext:value-type="float">
            <text:p>41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7" calcext:value-type="float">
            <text:p>41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7" calcext:value-type="float">
            <text:p>41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7" calcext:value-type="float">
            <text:p>415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9" calcext:value-type="float">
            <text:p>40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9" calcext:value-type="float">
            <text:p>40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9" calcext:value-type="float">
            <text:p>40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19" calcext:value-type="float">
            <text:p>407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38" calcext:value-type="float">
            <text:p>408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2" calcext:value-type="float">
            <text:p>40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2" calcext:value-type="float">
            <text:p>40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2" calcext:value-type="float">
            <text:p>40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32" calcext:value-type="float">
            <text:p>407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9" calcext:value-type="float">
            <text:p>415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8" calcext:value-type="float">
            <text:p>415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8" calcext:value-type="float">
            <text:p>415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8" calcext:value-type="float">
            <text:p>415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88" calcext:value-type="float">
            <text:p>415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6" calcext:value-type="float">
            <text:p>412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3" calcext:value-type="float">
            <text:p>40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3" calcext:value-type="float">
            <text:p>40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3" calcext:value-type="float">
            <text:p>40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3" calcext:value-type="float">
            <text:p>407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5" calcext:value-type="float">
            <text:p>40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5" calcext:value-type="float">
            <text:p>40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5" calcext:value-type="float">
            <text:p>40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5" calcext:value-type="float">
            <text:p>408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8" calcext:value-type="float">
            <text:p>41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8" calcext:value-type="float">
            <text:p>41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8" calcext:value-type="float">
            <text:p>41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8" calcext:value-type="float">
            <text:p>413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5" calcext:value-type="float">
            <text:p>41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5" calcext:value-type="float">
            <text:p>41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5" calcext:value-type="float">
            <text:p>41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5" calcext:value-type="float">
            <text:p>415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3" calcext:value-type="float">
            <text:p>409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9" calcext:value-type="float">
            <text:p>410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7" calcext:value-type="float">
            <text:p>413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7" calcext:value-type="float">
            <text:p>413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7" calcext:value-type="float">
            <text:p>413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7" calcext:value-type="float">
            <text:p>413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8" calcext:value-type="float">
            <text:p>412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3" calcext:value-type="float">
            <text:p>409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19" calcext:value-type="float">
            <text:p>408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9" calcext:value-type="float">
            <text:p>408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7" calcext:value-type="float">
            <text:p>409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9" calcext:value-type="float">
            <text:p>409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9" calcext:value-type="float">
            <text:p>409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9" calcext:value-type="float">
            <text:p>409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9" calcext:value-type="float">
            <text:p>409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0" calcext:value-type="float">
            <text:p>414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0" calcext:value-type="float">
            <text:p>414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0" calcext:value-type="float">
            <text:p>414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60" calcext:value-type="float">
            <text:p>414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1" calcext:value-type="float">
            <text:p>40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1" calcext:value-type="float">
            <text:p>40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1" calcext:value-type="float">
            <text:p>40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1" calcext:value-type="float">
            <text:p>408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40" calcext:value-type="float">
            <text:p>408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7" calcext:value-type="float">
            <text:p>41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7" calcext:value-type="float">
            <text:p>41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7" calcext:value-type="float">
            <text:p>41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7" calcext:value-type="float">
            <text:p>410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7" calcext:value-type="float">
            <text:p>412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5" calcext:value-type="float">
            <text:p>414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9" calcext:value-type="float">
            <text:p>41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9" calcext:value-type="float">
            <text:p>41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9" calcext:value-type="float">
            <text:p>41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509" calcext:value-type="float">
            <text:p>415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8" calcext:value-type="float">
            <text:p>413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2" calcext:value-type="float">
            <text:p>408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0" calcext:value-type="float">
            <text:p>409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9" calcext:value-type="float">
            <text:p>414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71" calcext:value-type="float">
            <text:p>414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8" calcext:value-type="float">
            <text:p>41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8" calcext:value-type="float">
            <text:p>41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8" calcext:value-type="float">
            <text:p>41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8" calcext:value-type="float">
            <text:p>410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7" calcext:value-type="float">
            <text:p>408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5" calcext:value-type="float">
            <text:p>40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5" calcext:value-type="float">
            <text:p>40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5" calcext:value-type="float">
            <text:p>40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5" calcext:value-type="float">
            <text:p>408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3" calcext:value-type="float">
            <text:p>410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38" calcext:value-type="float">
            <text:p>414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86" calcext:value-type="float">
            <text:p>408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55" calcext:value-type="float">
            <text:p>408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2" calcext:value-type="float">
            <text:p>40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2" calcext:value-type="float">
            <text:p>40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2" calcext:value-type="float">
            <text:p>40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02" calcext:value-type="float">
            <text:p>409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74" calcext:value-type="float">
            <text:p>413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8" calcext:value-type="float">
            <text:p>41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8" calcext:value-type="float">
            <text:p>41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8" calcext:value-type="float">
            <text:p>41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8" calcext:value-type="float">
            <text:p>410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9" calcext:value-type="float">
            <text:p>409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84" calcext:value-type="float">
            <text:p>413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4" calcext:value-type="float">
            <text:p>409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5" calcext:value-type="float">
            <text:p>40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5" calcext:value-type="float">
            <text:p>40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5" calcext:value-type="float">
            <text:p>40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5" calcext:value-type="float">
            <text:p>409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94" calcext:value-type="float">
            <text:p>413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4" calcext:value-type="float">
            <text:p>412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8" calcext:value-type="float">
            <text:p>413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26" calcext:value-type="float">
            <text:p>409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7" calcext:value-type="float">
            <text:p>412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8" calcext:value-type="float">
            <text:p>40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8" calcext:value-type="float">
            <text:p>40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8" calcext:value-type="float">
            <text:p>40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8" calcext:value-type="float">
            <text:p>409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1" calcext:value-type="float">
            <text:p>40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1" calcext:value-type="float">
            <text:p>40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1" calcext:value-type="float">
            <text:p>40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1" calcext:value-type="float">
            <text:p>409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7" calcext:value-type="float">
            <text:p>412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0" calcext:value-type="float">
            <text:p>413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3" calcext:value-type="float">
            <text:p>410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67" calcext:value-type="float">
            <text:p>412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8" calcext:value-type="float">
            <text:p>413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5" calcext:value-type="float">
            <text:p>409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5" calcext:value-type="float">
            <text:p>409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5" calcext:value-type="float">
            <text:p>409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5" calcext:value-type="float">
            <text:p>409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0" calcext:value-type="float">
            <text:p>412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2" calcext:value-type="float">
            <text:p>410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2" calcext:value-type="float">
            <text:p>412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5" calcext:value-type="float">
            <text:p>40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5" calcext:value-type="float">
            <text:p>40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5" calcext:value-type="float">
            <text:p>40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75" calcext:value-type="float">
            <text:p>409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5" calcext:value-type="float">
            <text:p>412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3" calcext:value-type="float">
            <text:p>412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9" calcext:value-type="float">
            <text:p>412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4" calcext:value-type="float">
            <text:p>410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9" calcext:value-type="float">
            <text:p>410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9" calcext:value-type="float">
            <text:p>412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7" calcext:value-type="float">
            <text:p>410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8" calcext:value-type="float">
            <text:p>410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9" calcext:value-type="float">
            <text:p>412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86" calcext:value-type="float">
            <text:p>412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3" calcext:value-type="float">
            <text:p>410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9" calcext:value-type="float">
            <text:p>412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8" calcext:value-type="float">
            <text:p>411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79" calcext:value-type="float">
            <text:p>412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9" calcext:value-type="float">
            <text:p>4110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61" calcext:value-type="float">
            <text:p>410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4" calcext:value-type="float">
            <text:p>410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6" calcext:value-type="float">
            <text:p>4110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5" calcext:value-type="float">
            <text:p>410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0" calcext:value-type="float">
            <text:p>412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92" calcext:value-type="float">
            <text:p>409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9" calcext:value-type="float">
            <text:p>412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7" calcext:value-type="float">
            <text:p>412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7" calcext:value-type="float">
            <text:p>411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9" calcext:value-type="float">
            <text:p>411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7" calcext:value-type="float">
            <text:p>411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7" calcext:value-type="float">
            <text:p>4111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9" calcext:value-type="float">
            <text:p>412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59" calcext:value-type="float">
            <text:p>412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8" calcext:value-type="float">
            <text:p>412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5" calcext:value-type="float">
            <text:p>410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5" calcext:value-type="float">
            <text:p>412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8" calcext:value-type="float">
            <text:p>412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1" calcext:value-type="float">
            <text:p>4118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1" calcext:value-type="float">
            <text:p>411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1" calcext:value-type="float">
            <text:p>410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7" calcext:value-type="float">
            <text:p>410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7" calcext:value-type="float">
            <text:p>411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7" calcext:value-type="float">
            <text:p>411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7" calcext:value-type="float">
            <text:p>411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7" calcext:value-type="float">
            <text:p>4115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0" calcext:value-type="float">
            <text:p>412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2" calcext:value-type="float">
            <text:p>411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7" calcext:value-type="float">
            <text:p>4116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7" calcext:value-type="float">
            <text:p>4110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9" calcext:value-type="float">
            <text:p>4112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0" calcext:value-type="float">
            <text:p>411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8" calcext:value-type="float">
            <text:p>40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8" calcext:value-type="float">
            <text:p>40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8" calcext:value-type="float">
            <text:p>40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58" calcext:value-type="float">
            <text:p>409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7" calcext:value-type="float">
            <text:p>410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9" calcext:value-type="float">
            <text:p>4114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4" calcext:value-type="float">
            <text:p>412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5" calcext:value-type="float">
            <text:p>4110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4" calcext:value-type="float">
            <text:p>4119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8" calcext:value-type="float">
            <text:p>4118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02" calcext:value-type="float">
            <text:p>412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5" calcext:value-type="float">
            <text:p>411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8" calcext:value-type="float">
            <text:p>411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6" calcext:value-type="float">
            <text:p>4118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4" calcext:value-type="float">
            <text:p>4117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6" calcext:value-type="float">
            <text:p>411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8" calcext:value-type="float">
            <text:p>4111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41" calcext:value-type="float">
            <text:p>409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2" calcext:value-type="float">
            <text:p>4109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0" calcext:value-type="float">
            <text:p>410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2" calcext:value-type="float">
            <text:p>410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9" calcext:value-type="float">
            <text:p>410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9" calcext:value-type="float">
            <text:p>4111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7" calcext:value-type="float">
            <text:p>4108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2" calcext:value-type="float">
            <text:p>410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8" calcext:value-type="float">
            <text:p>4109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1" calcext:value-type="float">
            <text:p>4110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0" calcext:value-type="float">
            <text:p>411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8" calcext:value-type="float">
            <text:p>409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8" calcext:value-type="float">
            <text:p>409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8" calcext:value-type="float">
            <text:p>409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38" calcext:value-type="float">
            <text:p>409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4" calcext:value-type="float">
            <text:p>410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2" calcext:value-type="float">
            <text:p>4110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964" calcext:value-type="float">
            <text:p>409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1" calcext:value-type="float">
            <text:p>410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5" calcext:value-type="float">
            <text:p>4109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0893" calcext:value-type="float">
            <text:p>4089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8" calcext:value-type="float">
            <text:p>4110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1" calcext:value-type="float">
            <text:p>4109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0" calcext:value-type="float">
            <text:p>4122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4" calcext:value-type="float">
            <text:p>4110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47" calcext:value-type="float">
            <text:p>412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5" calcext:value-type="float">
            <text:p>4107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0" calcext:value-type="float">
            <text:p>411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0" calcext:value-type="float">
            <text:p>4109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6" calcext:value-type="float">
            <text:p>4119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0" calcext:value-type="float">
            <text:p>4114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3" calcext:value-type="float">
            <text:p>410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6" calcext:value-type="float">
            <text:p>4105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2" calcext:value-type="float">
            <text:p>4118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2" calcext:value-type="float">
            <text:p>4117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3" calcext:value-type="float">
            <text:p>4117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2" calcext:value-type="float">
            <text:p>4104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0" calcext:value-type="float">
            <text:p>4113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7" calcext:value-type="float">
            <text:p>4114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8" calcext:value-type="float">
            <text:p>4115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7" calcext:value-type="float">
            <text:p>41177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8" calcext:value-type="float">
            <text:p>4114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9" calcext:value-type="float">
            <text:p>4118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9" calcext:value-type="float">
            <text:p>4116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0" calcext:value-type="float">
            <text:p>411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44" calcext:value-type="float">
            <text:p>4104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38" calcext:value-type="float">
            <text:p>4113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80" calcext:value-type="float">
            <text:p>4108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4" calcext:value-type="float">
            <text:p>41184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5" calcext:value-type="float">
            <text:p>41185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8" calcext:value-type="float">
            <text:p>41168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0" calcext:value-type="float">
            <text:p>41170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59" calcext:value-type="float">
            <text:p>410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59" calcext:value-type="float">
            <text:p>4115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83" calcext:value-type="float">
            <text:p>41183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79" calcext:value-type="float">
            <text:p>41179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float" office:value="41076" calcext:value-type="float">
            <text:p>41076</text:p>
          </table:table-cell>
          <table:table-cell office:value-type="string" calcext:value-type="string">
            <text:p><text:s/>uV</text:p>
          </table:table-cell>
        </table:table-row>
        <table:table-row table:style-name="ro1">
          <table:table-cell office:value-type="string" calcext:value-type="string">
            <text:p>End of Da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964" meta:object-count="0"/>
    <meta:generator>LibreOffice/4.3.3.2$Linux_ARM_EABI LibreOffice_project/430m0$Build-2</meta:generator>
  </office:meta>
</office:document-meta>
</file>